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00000003002210495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as-char" svg:width="14.968cm" svg:height="8.98cm" draw:z-index="0"><draw:image xlink:href="Pictures/1000000000000500000003002210495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unlp</meta:initial-creator>
    <meta:creation-date>2013-09-20T12:16:00</meta:creation-date>
    <dc:creator>unlp</dc:creator>
    <dc:date>2013-09-20T12:16:00</dc:date>
    <meta:editing-cycles>1</meta:editing-cycles>
    <meta:editing-duration>P15824DT17H31M44S</meta:editing-duration>
    <meta:document-statistic meta:table-count="0" meta:image-count="1" meta:object-count="0" meta:page-count="1" meta:paragraph-count="1" meta:word-count="0" meta:character-count="1" meta:non-whitespace-character-count="0"/>
    <meta:generator>LibreOffice/3.5$Linux_x86 LibreOffice_project/350m1$Build-2</meta:generator>
    <meta:user-defined meta:name="Info 1"/>
    <meta:user-defined meta:name="Info 2"/>
    <meta:user-defined meta:name="Info 3"/>
    <meta:user-defined meta:name="Info 4"/>
  </office:meta>
</office:document-meta>
</file>